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6.85mm"/>
    </style:style>
    <style:style style:name="co9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リクエストパラメー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row table:style-name="ro1">
          <table:table-cell table:number-columns-repeated="3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table:style-name="Default" office:value-type="string" calcext:value-type="string">
            <text:p>消費アイテム&gt;料理</text:p>
          </table:table-cell>
          <table:table-cell table:style-name="Default" office:value-type="string" calcext:value-type="string">
            <text:p>消費アイテム</text:p>
          </table:table-cell>
          <table:table-cell table:style-name="Default" office:value-type="string" calcext:value-type="string">
            <text:p>素材</text:p>
          </table:table-cell>
          <table:table-cell table:style-name="Default" office:value-type="string" calcext:value-type="string">
            <text:p>家具</text:p>
          </table:table-cell>
          <table:table-cell table:style-name="Default"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largecategoryid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2" office:value-type="string" calcext:value-type="string">
            <text:p>×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5"/>
          <table:table-cell table:style-name="Default" table:number-columns-repeated="7"/>
          <table:table-cell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個数</text:p>
          </table:table-cell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5" table:style-name="ce2" office:value-type="string" calcext:value-type="string">
            <text:p>×</text:p>
          </table:table-cell>
          <table:table-cell office:value-type="string" calcext:value-type="string">
            <text:p>×</text:p>
          </table:table-cell>
          <table:table-cell table:style-name="Default"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5"/>
          <table:table-cell table:style-name="Default"/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下限価格</text:p>
          </table:table-cell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上限価格</text:p>
          </table:table-cell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作った人の名前</text:p>
          </table:table-cell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office:value-type="string" calcext:value-type="string">
            <office:annotation draw:style-name="gr1" draw:text-style-name="P2" svg:width="28.99mm" svg:height="16.17mm" svg:x="277.42mm" svg:y="61.76mm" draw:caption-point-x="-6.1mm" draw:caption-point-y="15.1mm">
              <dc:date>2015-05-20T00:00:00</dc:date>
              <text:p text:style-name="P1"><text:span text:style-name="T1">本来は検索条件に含まれるべきなのでバグなんでしょう</text:span></text:p>
            </office:annotation>
            <text:p>×</text:p>
          </table:table-cell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5"/>
          <table:table-cell table:style-name="Default" table:number-columns-repeated="8"/>
        </table:table-row>
      </table:table>
      <table:table table:name="錬金効果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<text:span text:style-name="T1">入力値にこの倍率をかけたものを実際のパラメータ値として採用する</text:span>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小数位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(smallCategoryId)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/00/00</text:date>, <text:time style:data-style-name="N2" text:time-value="21:48:16.8650526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0T22:01:24.537852733</dc:date>
    <meta:editing-duration>PT5H1M45S</meta:editing-duration>
    <meta:editing-cycles>112</meta:editing-cycles>
    <meta:generator>LibreOffice/4.4.2.2$Linux_X86_64 LibreOffice_project/40m0$Build-2</meta:generator>
    <meta:document-statistic meta:table-count="2" meta:cell-count="981" meta:object-count="0"/>
  </office:meta>
</office:document-meta>
</file>